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8"/>
    <style:style style:name="P8" style:family="paragraph" style:parent-style-name="Standard" style:list-style-name="L7">
      <style:text-properties fo:color="#ff0000"/>
    </style:style>
    <style:style style:name="P9" style:family="paragraph" style:parent-style-name="Standard" style:list-style-name="L10">
      <style:text-properties fo:color="#ff0000"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 style:list-style-name="L8">
      <style:text-properties fo:font-style="normal" style:font-style-asian="normal" style:font-style-complex="normal"/>
    </style:style>
    <style:style style:name="P11" style:family="paragraph" style:parent-style-name="Standard" style:list-style-name="L9"/>
    <style:style style:name="P12" style:family="paragraph" style:parent-style-name="Standard" style:list-style-name="L8">
      <style:text-properties fo:font-weight="bold" style:font-weight-asian="bold" style:font-weight-complex="bold"/>
    </style:style>
    <style:style style:name="P13" style:family="paragraph" style:parent-style-name="Standard" style:list-style-name="L6">
      <style:text-properties fo:color="#000000" fo:font-weight="bold" style:font-weight-asian="bold" style:font-weight-complex="bold"/>
    </style:style>
    <style:style style:name="P14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font-style-asian="normal"/>
    </style:style>
    <style:style style:name="T7" style:family="text">
      <style:text-properties style:font-style-complex="normal"/>
    </style:style>
    <style:style style:name="T8" style:family="text">
      <style:text-properties fo:color="#ff0000" style:font-style-asian="normal"/>
    </style:style>
    <style:style style:name="T9" style:family="text">
      <style:text-properties fo:color="#ff0000" fo:font-style="normal" style:font-style-asian="normal" style:font-style-complex="normal"/>
    </style:style>
    <style:style style:name="T10" style:family="text">
      <style:text-properties fo:color="#00b8ff"/>
    </style:style>
    <style:style style:name="T11" style:family="text">
      <style:text-properties fo:color="#00b8ff" fo:font-style="normal" style:font-style-asian="normal" style:font-style-complex="normal"/>
    </style:style>
    <style:style style:name="T12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00b8ff" fo:font-style="normal" style:text-underline-style="none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b 58%" fo:font-style="normal" style:text-underline-style="none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00ff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dcff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Sažetak rada “Indexing compressed text” (Ferragina i Manzini)</text:h>
      <text:p text:style-name="P18"/>
      <text:list xml:id="list373061362" text:style-name="L1">
        <text:list-item>
          <text:p text:style-name="P1">Glavna poanta: Izgraditi index koji zauzima otprilike jednako mjesta kao i kompresirani tekst T</text:p>
          <text:list>
            <text:list-item>
              <text:p text:style-name="P1">to se postize tako da se index sastoji od kompresirane rijeci T i dodatnih podatkovnih struktura</text:p>
            </text:list-item>
          </text:list>
        </text:list-item>
      </text:list>
      <text:p text:style-name="Standard"/>
      <text:list xml:id="list1123816762" text:continue-numbering="true" text:style-name="L1">
        <text:list-item>
          <text:p text:style-name="P1">postoje dva indexa: drugi se nadogradjuje na prvi i omogucuje brze nalazenje trazene rijeci</text:p>
        </text:list-item>
      </text:list>
      <text:p text:style-name="Standard"/>
      <text:p text:style-name="Standard"/>
      <text:p text:style-name="Standard">Index broj 1:</text:p>
      <text:list xml:id="list1550002460" text:style-name="L2">
        <text:list-item>
          <text:list>
            <text:list-item>
              <text:p text:style-name="P2">koristi BW_RLX (algoritam za kompresiju koji koristi BWT) kako bi kompresirao T. Tako dobivena struktura je centralna struktura algoritma.</text:p>
            </text:list-item>
            <text:list-item>
              <text:p text:style-name="P2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412196103" text:style-name="L3">
        <text:list-item>
          <text:list>
            <text:list-item>
              <text:p text:style-name="P3">nadograđuje se na index broj 1</text:p>
            </text:list-item>
            <text:list-item>
              <text:p text:style-name="P3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684966022" text:style-name="L4">
        <text:list-item>
          <text:list>
            <text:list-item>
              <text:p text:style-name="P4">transformira string T u string L, koji je permutacija od T#.</text:p>
            </text:list-item>
            <text:list-item>
              <text:p text:style-name="P4">L je samo permutacija, stoga BWT ne radi kompresiju (ali nam nudi zgodna svojstva)</text:p>
            </text:list-item>
            <text:list-item>
              <text:p text:style-name="P4">L je zadnji stupac konceptualne matrice M<text:span text:style-name="T15">t</text:span></text:p>
            </text:list-item>
            <text:list-item>
              <text:p text:style-name="P4">L je obicno lakse kompresirati</text:p>
            </text:list-item>
            <text:list-item>
              <text:p text:style-name="P4">L sadrzi neka zgodna svojstva i lakše ga je kompresirati</text:p>
            </text:list-item>
            <text:list-item>
              <text:p text:style-name="P4">iz L se moze rekonstruirati T</text:p>
            </text:list-item>
          </text:list>
        </text:list-item>
      </text:list>
      <text:p text:style-name="Standard"/>
      <text:p text:style-name="Standard">BW_RLX</text:p>
      <text:list xml:id="list999041051" text:style-name="L5">
        <text:list-item>
          <text:list>
            <text:list-item>
              <text:p text:style-name="P5">algoritam koji koristi BWT kako bi kompresirao string T</text:p>
            </text:list-item>
            <text:list-item>
              <text:p text:style-name="P5">koristi cinjenicu da je L lako kompresirati (tj. daje dobre rezultate pri kompresiji)</text:p>
            </text:list-item>
            <text:list-item>
              <text:p text:style-name="P5">3 koraka:</text:p>
              <text:list>
                <text:list-item>
                  <text:p text:style-name="P5">prvo upotrijebimo MFT kodiranje I dobijemo string L<text:span text:style-name="T15">mft</text:span></text:p>
                </text:list-item>
                <text:list-item>
                  <text:p text:style-name="P5">zatim kompresiramo duge nizove nuli</text:p>
                </text:list-item>
                <text:list-item>
                  <text:p text:style-name="P5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7">Index broj 1:</text:p>
      <text:list xml:id="list1794758197" text:style-name="L6">
        <text:list-item>
          <text:list>
            <text:list-item>
              <text:p text:style-name="P6">dvije faze: brojanje i nalazenje stringa P</text:p>
            </text:list-item>
            <text:list-item>
              <text:p text:style-name="P6">nalazenje stringa P se nastavlja na brojanje pojavljivanje stringa P</text:p>
            </text:list-item>
            <text:list-item>
              <text:p text:style-name="P13">1. faza (brojanje):</text:p>
              <text:list>
                <text:list-item>
                  <text:p text:style-name="P6"><text:span text:style-name="T10">BACKWARD_SEARCH(P)</text:span> algoritam</text:p>
                  <text:list>
                    <text:list-item>
                      <text:p text:style-name="P6">koristi upite C(_) i Occ(_,_)</text:p>
                    </text:list-item>
                    <text:list-item>
                      <text:p text:style-name="P6">brzina zapitkivanja za Occ(_,_) najvise utjece na cijeli algoritam</text:p>
                    </text:list-item>
                    <text:list-item>
                      <text:p text:style-name="P6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833170629" text:style-name="L7">
        <text:list-item>
          <text:list>
            <text:list-item>
              <text:list>
                <text:list-item>
                  <text:p text:style-name="P8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853808861" text:style-name="L8">
        <text:list-item>
          <text:list>
            <text:list-item>
              <text:list>
                <text:list-item>
                  <text:p text:style-name="P7">REZULTAT: dvojka (First, Last) gdje je First indeks prvog retka a Last indeks zadnjeg retka u M<text:span text:style-name="T15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2">2. faza (lociranje):</text:p>
              <text:list>
                <text:list-item>
                  <text:p text:style-name="P7">koristi Opp(T) koji smo konstruirali u 1. fazi</text:p>
                </text:list-item>
                <text:list-item>
                  <text:p text:style-name="P7">osnovno pitanje: na kojem mjestu u stringu T pocinje redak <text:span text:style-name="T1">i</text:span> iz matrice M<text:span text:style-name="T15">t</text:span>?</text:p>
                  <text:list>
                    <text:list-item>
                      <text:p text:style-name="P7">kad bi to znali, znali bi i locirati pojavljivanja stringa P</text:p>
                    </text:list-item>
                    <text:list-item>
                      <text:p text:style-name="P7">na to ce nam odgovoriti algoritam GET_POSITION(i)</text:p>
                    </text:list-item>
                  </text:list>
                </text:list-item>
                <text:list-item>
                  <text:p text:style-name="P7">definiramo: Pos(i) = mjesto u stringu T na kojem pocinje redak <text:span text:style-name="T1">i </text:span><text:span text:style-name="T3">iz M</text:span><text:span text:style-name="T18">t</text:span></text:p>
                </text:list-item>
                <text:list-item>
                  <text:p text:style-name="P7"><text:span text:style-name="T11">BACKWARD_STEP(i)</text:span><text:span text:style-name="T3"> algoritam → pomocni algoritam</text:span></text:p>
                  <text:list>
                    <text:list-item>
                      <text:p text:style-name="P7"><text:span text:style-name="T3">omogucuje sljedece: ako imamo index retka </text:span><text:span text:style-name="T1">i</text:span><text:span text:style-name="T3">, onda mozemo izracunati index retka </text:span><text:span text:style-name="T1">j</text:span><text:span text:style-name="T3"> takav da Pos(j) = Pos(i) – 1</text:span></text:p>
                    </text:list-item>
                    <text:list-item>
                      <text:p text:style-name="P7"><text:span text:style-name="T3">koristi Opp(T) (jer mu treba Occ(_,_) i C(_))</text:span></text:p>
                    </text:list-item>
                    <text:list-item>
                      <text:p text:style-name="P7"><text:span text:style-name="T3">vraca </text:span><text:span text:style-name="T1">j</text:span><text:span text:style-name="T3"> ili javlja da je Pos(i) = 1</text:span></text:p>
                    </text:list-item>
                  </text:list>
                </text:list-item>
                <text:list-item>
                  <text:p text:style-name="P10"><text:span text:style-name="T10">GET_POSITION(i)</text:span> algoritam → glavni algoritam</text:p>
                  <text:list>
                    <text:list-item>
                      <text:p text:style-name="P10">vraca poziciju retka iz Mt sa indeksom <text:span text:style-name="T1">i </text:span>unutar stringa T</text:p>
                    </text:list-item>
                    <text:list-item>
                      <text:p text:style-name="P10">koristi algoritam BACKWARD_STEP</text:p>
                    </text:list-item>
                    <text:list-item>
                      <text:p text:style-name="P10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469256659" text:style-name="L9">
        <text:list-item>
          <text:list>
            <text:list-item>
              <text:list>
                <text:list-item>
                  <text:p text:style-name="P11"><text:span text:style-name="T3">za to koristimo podatkovnu strukturu S (</text:span><text:span text:style-name="T9">nju trebam jos bolje prouciti</text:span><text:span text:style-name="T3">)</text:span></text:p>
                </text:list-item>
              </text:list>
            </text:list-item>
          </text:list>
        </text:list-item>
      </text:list>
      <text:p text:style-name="Standard"><text:span text:style-name="T3"/></text:p>
      <text:p text:style-name="Standard"><text:span text:style-name="T3"><text:tab/></text:span></text:p>
      <text:p text:style-name="P17"><text:span text:style-name="T3">Index broj 2:</text:span></text:p>
      <text:list xml:id="list1360875632" text:style-name="L10">
        <text:list-item>
          <text:p text:style-name="P14"><text:span text:style-name="T4">temelji se na indexu broj 1, ali na drugaciji (brzi) nacin locira string P </text:span></text:p>
          <text:list>
            <text:list-item>
              <text:p text:style-name="P14"><text:span text:style-name="T4">koristi fazu 1 iz indexa broj 1 (brojanje je isto kao i tamo, Opp(T) i sve to), ali faza 2 je drukcija (ona naravno opet koristi Opp(_))</text:span></text:p>
            </text:list-item>
          </text:list>
        </text:list-item>
        <text:list-item>
          <text:p text:style-name="P14"><text:span text:style-name="T4">koristi LZ78 parsiranje: iz T parsiranjem dobijemo T</text:span><text:span text:style-name="T16">$ </text:span></text:p>
          <text:list>
            <text:list-item>
              <text:p text:style-name="P15"><text:span text:style-name="T4">T</text:span><text:span text:style-name="T16">$</text:span><text:span text:style-name="T4"> = T</text:span><text:span text:style-name="T16">1</text:span><text:span text:style-name="T4">$T</text:span><text:span text:style-name="T16">2</text:span><text:span text:style-name="T4">$...$T</text:span><text:span text:style-name="T16">d</text:span><text:span text:style-name="T4">$</text:span></text:p>
            </text:list-item>
          </text:list>
        </text:list-item>
        <text:list-item>
          <text:p text:style-name="P15"><text:span text:style-name="T4">uvodimo T</text:span><text:span text:style-name="T16">$</text:span><text:span text:style-name="T21">R</text:span><text:span text:style-name="T4"> → obrnuti T</text:span><text:span text:style-name="T16">$</text:span></text:p>
        </text:list-item>
        <text:list-item>
          <text:p text:style-name="P15"><text:span text:style-name="T5">1. faza (brojanje)</text:span></text:p>
          <text:list>
            <text:list-item>
              <text:p text:style-name="P15"><text:span text:style-name="T4">ista kao u indexu broj 1</text:span></text:p>
            </text:list-item>
          </text:list>
        </text:list-item>
        <text:list-item>
          <text:p text:style-name="P15"><text:span text:style-name="T5">2. faza (lociranje)</text:span></text:p>
          <text:list>
            <text:list-item>
              <text:p text:style-name="P16"><text:span text:style-name="T5">dijelimo ju na dvije vrste lociranja (dakle na dva algoritma): </text:span></text:p>
              <text:list>
                <text:list-item>
                  <text:p text:style-name="P16"><text:span text:style-name="T5">lociranje internih pojavljivanja: kada se P cijeli nalazi unutar neke rijeci T</text:span><text:span text:style-name="T17">i</text:span></text:p>
                </text:list-item>
                <text:list-item>
                  <text:p text:style-name="P16"><text:span text:style-name="T5">lociranje preklapajućih pojavljivanja: kada se P prostire kroz vise rijeci T</text:span><text:span text:style-name="T17">i</text:span><text:span text:style-name="T5">, T</text:span><text:span text:style-name="T17">i+1</text:span><text:span text:style-name="T5">, …, T</text:span><text:span text:style-name="T17">i+h</text:span></text:p>
                </text:list-item>
              </text:list>
            </text:list-item>
            <text:list-item>
              <text:p text:style-name="P15"><text:span text:style-name="T5">lociranje internih pojavljivanja</text:span></text:p>
              <text:list>
                <text:list-item>
                  <text:p text:style-name="P15"><text:span text:style-name="T4">glavna ideja: </text:span></text:p>
                  <text:list>
                    <text:list-item>
                      <text:p text:style-name="P15"><text:span text:style-name="T4">predstavimo string T pomocu suffiks stabla (Trie) u kojem će svako slovo također predstavljati jednu riječ</text:span></text:p>
                    </text:list-item>
                    <text:list-item>
                      <text:p text:style-name="P15"><text:span text:style-name="T4">nađemo sve riječi T</text:span><text:span text:style-name="T16">i</text:span><text:span text:style-name="T4"> kojima je P suffix</text:span></text:p>
                    </text:list-item>
                    <text:list-item>
                      <text:p text:style-name="P15"><text:span text:style-name="T4">sada će sve ostale riječi koje sadrže P biti u podstablima onih riječi koje smo pronašli, pa samo iteriramo kroz ta podstabla i iščitamo pozicije riječi (treba nešto malo zbrojiti i oduzeti ali to je to)</text:span></text:p>
                    </text:list-item>
                  </text:list>
                </text:list-item>
                <text:list-item>
                  <text:p text:style-name="P15"><text:span text:style-name="T4">dio koji je nešto kompliciraniji: naći sve rijeći kojima je P suffix. Tu koristimo Opp(_) strukture (ali na T</text:span><text:span text:style-name="T16">$</text:span><text:span text:style-name="T21">R</text:span><text:span text:style-name="T4">)</text:span></text:p>
                </text:list-item>
                <text:list-item>
                  <text:p text:style-name="P15"><text:span text:style-name="T12">GET_INTERNAL(P)</text:span><text:span text:style-name="T4"> algoritam</text:span></text:p>
                  <text:list>
                    <text:list-item>
                      <text:p text:style-name="P15"><text:span text:style-name="T4">radi ovo sto smo naveli gore</text:span></text:p>
                    </text:list-item>
                    <text:list-item>
                      <text:p text:style-name="P15"><text:span text:style-name="T4">vraća lokacije internih preklapanja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5">lociranje preklapajućih pojavljivanja</text:span></text:p>
              <text:list>
                <text:list-item>
                  <text:p text:style-name="P16"><text:span text:style-name="T13">GET_OVERLAPPING_LONG(P)</text:span><text:span text:style-name="T5"> algoritam</text:span></text:p>
                  <text:list>
                    <text:list-item>
                      <text:p text:style-name="P16"><text:span text:style-name="T5">dva slučaja: dugački uzorci i kratki uzorci</text:span></text:p>
                    </text:list-item>
                    <text:list-item>
                      <text:p text:style-name="P9"><text:span text:style-name="T5">trebam ovo malo bolje proučiti još, raspisati ovdje još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4-02T01:21:00</dc:date>
    <dc:creator>Martin </dc:creator>
    <meta:editing-duration>PT6H50M6S</meta:editing-duration>
    <meta:editing-cycles>97</meta:editing-cycles>
    <meta:document-statistic meta:table-count="0" meta:image-count="0" meta:object-count="0" meta:page-count="3" meta:paragraph-count="75" meta:word-count="753" meta:character-count="4284"/>
  </office:meta>
</office:document-meta>
</file>